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" fo:font-size="14pt" officeooo:rsid="00171075" officeooo:paragraph-rsid="00171075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Arial" fo:font-size="14pt" officeooo:rsid="00171075" officeooo:paragraph-rsid="00171075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Arial" fo:font-size="14pt" officeooo:rsid="0017c82b" officeooo:paragraph-rsid="0017c82b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Arial" fo:font-size="14pt" officeooo:rsid="00196803" officeooo:paragraph-rsid="00196803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Arial" fo:font-size="14pt" officeooo:rsid="001b605f" officeooo:paragraph-rsid="001b605f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Arial" fo:font-size="14pt" officeooo:rsid="001ccde6" officeooo:paragraph-rsid="001ccde6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act installation </text:p>
      <text:p text:style-name="P2"/>
      <text:p text:style-name="P2">npm install -g create-react-app</text:p>
      <text:p text:style-name="P2"/>
      <text:p text:style-name="P2">create-react-app –version</text:p>
      <text:p text:style-name="P2"/>
      <text:p text:style-name="P2">create-react-app &lt;projectname&gt;</text:p>
      <text:p text:style-name="P2"/>
      <text:p text:style-name="P3">then start npm in project folder </text:p>
      <text:p text:style-name="P3"/>
      <text:p text:style-name="P3">---------------------------------------------------------</text:p>
      <text:p text:style-name="P4">index.js</text:p>
      <text:p text:style-name="P4"/>
      <text:p text:style-name="P4">import React from "react";</text:p>
      <text:p text:style-name="P4">import ReactDom from "react-dom";</text:p>
      <text:p text:style-name="P4"/>
      <text:p text:style-name="P4">ReactDom.render(</text:p>
      <text:p text:style-name="P4"><text:s text:c="2"/>&lt;React.Fragment&gt;</text:p>
      <text:p text:style-name="P4"><text:s text:c="4"/>&lt;h1&gt; krunal first map &lt;/h1&gt;</text:p>
      <text:p text:style-name="P4"><text:s text:c="2"/>&lt;/React.Fragment&gt;,</text:p>
      <text:p text:style-name="P4"><text:s text:c="2"/>document.getElementById("root")</text:p>
      <text:p text:style-name="P4">);</text:p>
      <text:p text:style-name="P4"/>
      <text:p text:style-name="P4">-----------------------------</text:p>
      <text:p text:style-name="P5">back tick</text:p>
      <text:p text:style-name="P5"><text:s/>add js in jsv</text:p>
      <text:p text:style-name="P5"/>
      <text:p text:style-name="P5">&lt;h1&gt; { `my name is ${name} &amp;{lname} <text:s/>`} &lt;/h1&gt;</text:p>
      <text:p text:style-name="P5"/>
      <text:p text:style-name="P5">------------------------------</text:p>
      <text:p text:style-name="P5"/>
      <text:p text:style-name="P6">to print current date</text:p>
      <text:p text:style-name="P6"/>
      <text:p text:style-name="P6">const d = new Date().toLocaleDateString();</text:p>
      <text:p text:style-name="P6">const t = new Date().toLocaleTimeString();</text:p>
      <text:p text:style-name="P6">ReactDom.render(</text:p>
      <text:p text:style-name="P6"><text:s text:c="2"/>&lt;React.Fragment&gt;</text:p>
      <text:p text:style-name="P6"><text:s text:c="4"/>&lt;h1&gt;current time &lt;/h1&gt;</text:p>
      <text:p text:style-name="P6"/>
      <text:p text:style-name="P6">---------------------------------------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8T21:28:05.019000000</meta:creation-date>
    <dc:date>2020-06-08T22:17:26.646000000</dc:date>
    <meta:editing-duration>PT49M19S</meta:editing-duration>
    <meta:editing-cycles>8</meta:editing-cycles>
    <meta:generator>LibreOffice/6.4.3.2$Windows_X86_64 LibreOffice_project/747b5d0ebf89f41c860ec2a39efd7cb15b54f2d8</meta:generator>
    <meta:document-statistic meta:table-count="0" meta:image-count="0" meta:object-count="0" meta:page-count="1" meta:paragraph-count="27" meta:word-count="73" meta:character-count="713" meta:non-whitespace-character-count="647"/>
  </office:meta>
</office:document-meta>
</file>